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5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7.700000762939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3.6cm" svg:y="6.2cm" presentation:class="title" presentation:user-transformed="true">
          <draw:text-box>
            <text:p text:style-name="P1">Nahrávání a ukládání obrazu</text:p>
          </draw:text-box>
        </draw:frame>
        <draw:frame presentation:style-name="pr2" draw:text-style-name="P2" draw:layer="layout" svg:width="25.2cm" svg:height="5.179cm" svg:x="1.4cm" svg:y="12cm" presentation:class="subtitle" presentation:user-transformed="true">
          <draw:text-box>
            <text:p><text:span text:style-name="T1">Zdeněk Biberle, xbiber00</text:span></text:p>
            <text:p><text:span text:style-name="T1">Josef Řídký, xridky00</text:span></text:p>
            <text:p><text:span text:style-name="T1">Zdeněk Tretter, xtrett00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adání</text:p>
          </draw:text-box>
        </draw:frame>
        <draw:frame presentation:style-name="pr5" draw:text-style-name="P1" draw:layer="layout" svg:width="25.2cm" svg:height="8.779cm" svg:x="1.4cm" svg:y="8.4cm" presentation:class="outline" presentation:user-transformed="true">
          <draw:text-box>
            <text:list text:style-name="L2">
              <text:list-header>
                <text:p text:style-name="P1">Zpracujte funkci pro načítání a ukládání obrazu ve vhodném rastrovém formátu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Činnos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ahrávání a ukládání následujících formátů:</text:p>
                <text:list>
                  <text:list-item>
                    <text:p><text:span text:style-name="T2">GIF</text:span></text:p>
                  </text:list-item>
                  <text:list-item>
                    <text:p><text:span text:style-name="T2">PCX</text:span></text:p>
                  </text:list-item>
                  <text:list-item>
                    <text:p><text:span text:style-name="T2">TI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Činnos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ahrávání a ukládání následujících formátů:</text:p>
                <text:list>
                  <text:list-item>
                    <text:p><text:span text:style-name="T2">GIF – Zdeněk Biberle</text:span></text:p>
                  </text:list-item>
                  <text:list-item>
                    <text:p><text:span text:style-name="T2">PCX – Josef Řídký, Zdeněk Tretter</text:span></text:p>
                  </text:list-item>
                  <text:list-item>
                    <text:p>TI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F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hared object libzpogif.so</text:p>
              </text:list-item>
              <text:list-item>
                <text:p>Dvě C funkce: zpogif_load, zpogif_save</text:p>
              </text:list-item>
              <text:list-item>
                <text:p>Podpora RGB a šedotónových obrazů</text:p>
              </text:list-item>
              <text:list-item>
                <text:p>Generování tabulky barev shlukováním</text:p>
              </text:list-item>
              <text:list-item>
                <text:p>Uživatelem definované uložení obrázku v paměti a alokace/dealokace</text:p>
              </text:list-item>
              <text:list-item>
                <text:p>Dodatečné C++ rozhraní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C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graphic-properties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style:text-line-through-style="solid" style:text-line-through-type="sing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0T08:42:58.268509711</meta:creation-date>
    <dc:date>2015-05-14T03:36:22.322473926</dc:date>
    <meta:editing-duration>PT27M50S</meta:editing-duration>
    <meta:editing-cycles>4</meta:editing-cycles>
    <meta:generator>LibreOffice/4.4.3.2$Linux_X86_64 LibreOffice_project/40m0$Build-2</meta:generator>
    <meta:document-statistic meta:object-count="57"/>
  </office:meta>
</office:document-meta>
</file>